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7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1.07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386cm" fo:min-width="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066cm" fo:min-width="0cm" loext:decorative="false"/>
      <style:paragraph-properties style:writing-mode="lr-tb"/>
    </style:style>
    <style:style style:name="gr21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3.112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5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style:text-underline-style="none"/>
    </style:style>
    <style:style style:name="P3" style:family="paragraph">
      <loext:graphic-properties draw:fill="none" draw:fill-color="#ffffff"/>
      <style:text-properties style:text-underline-style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ize="16pt"/>
    </style:style>
    <style:style style:name="T5" style:family="text">
      <style:text-properties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71cm" svg:height="0.962cm" svg:x="0.254cm" svg:y="0.254cm">
          <draw:text-box>
            <text:p>Binary Search Tree (BST)</text:p>
          </draw:text-box>
        </draw:frame>
        <draw:frame draw:style-name="gr2" draw:text-style-name="P3" draw:layer="layout" svg:width="13.74cm" svg:height="0.962cm" svg:x="0.55cm" svg:y="1.514cm">
          <draw:text-box>
            <text:p text:style-name="P2"><text:span text:style-name="T1">50 25 75 12 35 65 90 5 5 6 85 47 100 40 49 90</text:span></text:p>
          </draw:text-box>
        </draw:frame>
        <draw:custom-shape draw:style-name="gr3" draw:text-style-name="P5" xml:id="id1" draw:id="id1" draw:layer="layout" svg:width="1.905cm" svg:height="1.27cm" svg:x="7.874cm" svg:y="5.016cm">
          <text:p text:style-name="P4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1.905cm" svg:height="1.27cm" svg:x="5.651cm" svg:y="6.921cm">
          <text:p text:style-name="P4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1.905cm" svg:height="1.27cm" svg:x="10.414cm" svg:y="6.921cm">
          <text:p text:style-name="P4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1.905cm" svg:height="1.27cm" svg:x="4.064cm" svg:y="9.461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1.905cm" svg:height="1.27cm" svg:x="6.922cm" svg:y="9.461cm">
          <text:p text:style-name="P4">3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" draw:id="id6" draw:layer="layout" svg:width="1.905cm" svg:height="1.27cm" svg:x="9.144cm" svg:y="9.461cm">
          <text:p text:style-name="P4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1.905cm" svg:height="1.27cm" svg:x="12.001cm" svg:y="9.461cm">
          <text:p text:style-name="P4">9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" draw:id="id8" draw:layer="layout" svg:width="1.905cm" svg:height="1.27cm" svg:x="2.477cm" svg:y="11.366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1.905cm" svg:height="1.27cm" svg:x="3.747cm" svg:y="13.589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0" draw:id="id10" draw:layer="layout" svg:width="1.905cm" svg:height="1.27cm" svg:x="7.874cm" svg:y="11.684cm">
          <text:p text:style-name="P4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2.223cm" svg:height="1.27cm" svg:x="13.271cm" svg:y="11.684cm">
          <text:p text:style-name="P4">10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.153cm" svg:y1="6.1cm" svg:x2="6.604cm" svg:y2="6.921cm" draw:start-shape="id1" draw:start-glue-point="7" draw:end-shape="id2" draw:end-glue-point="4" svg:d="M8153 6100l-1549 821" svg:viewBox="0 0 1550 822">
          <text:p/>
        </draw:connector>
        <draw:connector draw:style-name="gr7" draw:text-style-name="P7" draw:layer="layout" draw:type="line" svg:x1="9.5cm" svg:y1="6.1cm" svg:x2="11.367cm" svg:y2="6.921cm" draw:start-shape="id1" draw:start-glue-point="9" draw:end-shape="id3" draw:end-glue-point="4" svg:d="M9500 6100l1867 821" svg:viewBox="0 0 1868 822">
          <text:p/>
        </draw:connector>
        <draw:connector draw:style-name="gr8" draw:text-style-name="P7" draw:layer="layout" draw:type="line" svg:x1="5.93cm" svg:y1="8.005cm" svg:x2="5.017cm" svg:y2="9.461cm" draw:start-shape="id2" draw:start-glue-point="7" draw:end-shape="id4" draw:end-glue-point="4" svg:d="M5930 8005l-913 1456" svg:viewBox="0 0 914 1457">
          <text:p/>
        </draw:connector>
        <draw:connector draw:style-name="gr9" draw:text-style-name="P7" draw:layer="layout" draw:type="line" svg:x1="7.277cm" svg:y1="8.005cm" svg:x2="7.875cm" svg:y2="9.461cm" draw:start-shape="id2" draw:start-glue-point="9" draw:end-shape="id5" draw:end-glue-point="4" svg:d="M7277 8005l598 1456" svg:viewBox="0 0 599 1457">
          <text:p/>
        </draw:connector>
        <draw:connector draw:style-name="gr10" draw:text-style-name="P7" draw:layer="layout" draw:type="line" svg:x1="10.693cm" svg:y1="8.005cm" svg:x2="10.096cm" svg:y2="9.461cm" draw:start-shape="id3" draw:start-glue-point="7" draw:end-shape="id6" svg:d="M10693 8005l-597 1456" svg:viewBox="0 0 598 1457">
          <text:p/>
        </draw:connector>
        <draw:connector draw:style-name="gr11" draw:text-style-name="P7" draw:layer="layout" draw:type="line" svg:x1="12.04cm" svg:y1="8.005cm" svg:x2="12.954cm" svg:y2="9.461cm" draw:start-shape="id3" draw:start-glue-point="9" draw:end-shape="id7" draw:end-glue-point="4" svg:d="M12040 8005l914 1456" svg:viewBox="0 0 915 1457">
          <text:p/>
        </draw:connector>
        <draw:connector draw:style-name="gr12" draw:text-style-name="P7" draw:layer="layout" draw:type="line" svg:x1="4.343cm" svg:y1="10.545cm" svg:x2="3.43cm" svg:y2="11.366cm" draw:start-shape="id4" draw:start-glue-point="7" draw:end-shape="id8" draw:end-glue-point="4" svg:d="M4343 10545l-913 821" svg:viewBox="0 0 914 822">
          <text:p/>
        </draw:connector>
        <draw:connector draw:style-name="gr13" draw:text-style-name="P7" draw:layer="layout" draw:type="line" svg:x1="4.103cm" svg:y1="12.45cm" svg:x2="4.7cm" svg:y2="13.589cm" draw:start-shape="id8" draw:start-glue-point="9" draw:end-shape="id9" draw:end-glue-point="4" svg:d="M4103 12450l597 1139" svg:viewBox="0 0 598 1140">
          <text:p/>
        </draw:connector>
        <draw:connector draw:style-name="gr14" draw:text-style-name="P7" draw:layer="layout" draw:type="line" svg:x1="8.548cm" svg:y1="10.545cm" svg:x2="8.827cm" svg:y2="11.684cm" draw:start-shape="id5" draw:start-glue-point="9" draw:end-shape="id10" draw:end-glue-point="4" svg:d="M8548 10545l279 1139" svg:viewBox="0 0 280 1140">
          <text:p/>
        </draw:connector>
        <draw:connector draw:style-name="gr15" draw:text-style-name="P7" draw:layer="layout" draw:type="line" svg:x1="13.627cm" svg:y1="10.545cm" svg:x2="14.383cm" svg:y2="11.684cm" draw:start-shape="id7" draw:start-glue-point="9" draw:end-shape="id11" draw:end-glue-point="4" svg:d="M13627 10545l756 1139" svg:viewBox="0 0 757 1140">
          <text:p/>
        </draw:connector>
        <draw:custom-shape draw:style-name="gr3" draw:text-style-name="P5" xml:id="id12" draw:id="id12" draw:layer="layout" svg:width="1.905cm" svg:height="1.27cm" svg:x="1.207cm" svg:y="13.589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2.756cm" svg:y1="12.45cm" svg:x2="2.16cm" svg:y2="13.589cm" draw:start-shape="id8" draw:start-glue-point="7" draw:end-shape="id12" draw:end-glue-point="4" svg:d="M2756 12450l-596 1139" svg:viewBox="0 0 597 1140">
          <text:p/>
        </draw:connector>
        <draw:custom-shape draw:style-name="gr17" draw:text-style-name="P5" draw:layer="layout" svg:width="2.857cm" svg:height="1.27cm" svg:x="1.206cm" svg:y="9.461cm">
          <text:p text:style-name="P4">targ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2.857cm" svg:height="1.27cm" svg:x="2.794cm" svg:y="6.921cm">
          <text:p text:style-name="P4">pare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xml:id="id13" draw:id="id13" draw:layer="layout" svg:width="1.905cm" svg:height="1.27cm" svg:x="6.287cm" svg:y="13.589cm">
          <text:p text:style-name="P4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1.905cm" svg:height="1.27cm" svg:x="9.144cm" svg:y="13.589cm">
          <text:p text:style-name="P4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line" svg:x1="8.153cm" svg:y1="12.768cm" svg:x2="7.24cm" svg:y2="13.589cm" draw:start-shape="id10" draw:start-glue-point="7" draw:end-shape="id13" draw:end-glue-point="4" svg:d="M8153 12768l-913 821" svg:viewBox="0 0 914 822">
          <text:p/>
        </draw:connector>
        <draw:connector draw:style-name="gr19" draw:text-style-name="P7" draw:layer="layout" draw:type="line" svg:x1="9.5cm" svg:y1="12.768cm" svg:x2="10.097cm" svg:y2="13.589cm" draw:start-shape="id10" draw:start-glue-point="9" draw:end-shape="id14" draw:end-glue-point="4" svg:d="M9500 12768l597 821" svg:viewBox="0 0 598 822">
          <text:p/>
        </draw:connector>
        <draw:frame draw:style-name="gr20" draw:text-style-name="P1" draw:layer="layout" svg:width="10.477cm" svg:height="16.799cm" svg:x="15.811cm" svg:y="0.571cm">
          <draw:text-box>
            <text:p><text:span text:style-name="T2">Remove:</text:span></text:p>
            <text:p><text:span text:style-name="T2"/></text:p>
            <text:p><text:span text:style-name="T2">Non Recursive</text:span></text:p>
            <text:p><text:span text:style-name="T3">* Find the target element, parent and if the target node is a left or right one</text:span></text:p>
            <text:p><text:span text:style-name="T2">#1: Leaf</text:span></text:p>
            <text:p><text:span text:style-name="T3">- Set the parent (left/right) reference to null</text:span></text:p>
            <text:p><text:span text:style-name="T2">#2: Has one child</text:span></text:p>
            <text:p><text:span text:style-name="T3">- Set the parent (left/right) reference to the child</text:span></text:p>
            <text:p><text:span text:style-name="T2">#3: Has both Children</text:span></text:p>
            <text:p><text:span text:style-name="T3">- Find the in-order successor(or predecessor)</text:span></text:p>
            <text:p><text:span text:style-name="T3">- Save the successor on target</text:span></text:p>
            <text:p><text:span text:style-name="T3">- Starting from target, remove (successor)</text:span></text:p>
            <text:p><text:span text:style-name="T4"/></text:p>
            <text:p><text:span text:style-name="T5">Recursive</text:span></text:p>
            <text:p><text:span text:style-name="T4">* Base case: node is null</text:span></text:p>
            <text:p><text:span text:style-name="T4">* If target left: Left = remove(left)</text:span></text:p>
            <text:p><text:span text:style-name="T4">* If target right: Right = remove(right)</text:span></text:p>
            <text:p><text:span text:style-name="T4">* If target</text:span></text:p>
            <text:p><text:span text:style-name="T4"><text:s text:c="2"/></text:span><text:span text:style-name="T4">* If leaf: return null</text:span></text:p>
            <text:p><text:span text:style-name="T4"><text:s text:c="2"/></text:span><text:span text:style-name="T4">* if only one child</text:span></text:p>
            <text:p><text:span text:style-name="T4"><text:s text:c="5"/></text:span><text:span text:style-name="T4">* return Left or Right</text:span></text:p>
            <text:p><text:span text:style-name="T4"><text:s text:c="2"/></text:span><text:span text:style-name="T4">* if both children</text:span></text:p>
            <text:p><text:span text:style-name="T4"><text:s text:c="5"/></text:span><text:span text:style-name="T4">* Get Successor</text:span></text:p>
            <text:p><text:span text:style-name="T4"><text:s text:c="5"/></text:span><text:span text:style-name="T4">* Save Successor value</text:span></text:p>
            <text:p><text:span text:style-name="T4"><text:s text:c="5"/></text:span><text:span text:style-name="T4">* node Right: remove(right)</text:span></text:p>
            <text:p><text:span text:style-name="T4">* return the node</text:span></text:p>
          </draw:text-box>
        </draw:frame>
        <draw:custom-shape draw:style-name="gr3" draw:text-style-name="P5" xml:id="id15" draw:id="id15" draw:layer="layout" svg:width="1.905cm" svg:height="1.27cm" svg:x="11.049cm" svg:y="11.684cm">
          <text:p text:style-name="P4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line" svg:x1="12.28cm" svg:y1="10.545cm" svg:x2="12.002cm" svg:y2="11.684cm" draw:start-shape="id7" draw:start-glue-point="7" draw:end-shape="id15" draw:end-glue-point="4" svg:d="M12280 10545l-278 1139" svg:viewBox="0 0 279 1140">
          <text:p/>
        </draw:connector>
        <draw:custom-shape draw:style-name="gr3" draw:text-style-name="P5" xml:id="id16" draw:id="id16" draw:layer="layout" svg:width="1.905cm" svg:height="1.27cm" svg:x="12.319cm" svg:y="13.589cm">
          <text:p text:style-name="P4">8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draw:type="line" svg:x1="12.675cm" svg:y1="12.768cm" svg:x2="13.272cm" svg:y2="13.589cm" draw:start-shape="id15" draw:start-glue-point="9" draw:end-shape="id16" draw:end-glue-point="4" svg:d="M12675 12768l597 821" svg:viewBox="0 0 598 822">
          <text:p/>
        </draw:connector>
        <draw:custom-shape draw:style-name="gr23" draw:text-style-name="P5" draw:layer="layout" svg:width="4.128cm" svg:height="1.27cm" svg:x="0.571cm" svg:y="4.064cm">
          <text:p text:style-name="P4">successo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" xml:id="id17" draw:id="id17" draw:layer="layout" svg:width="1.888cm" svg:height="0.962cm" svg:x="7.891cm" svg:y="2.794cm">
          <draw:text-box>
            <text:p>root</text:p>
          </draw:text-box>
        </draw:frame>
        <draw:connector draw:style-name="gr25" draw:text-style-name="P7" draw:layer="layout" draw:type="line" svg:x1="8.835cm" svg:y1="3.756cm" svg:x2="8.827cm" svg:y2="5.016cm" draw:start-shape="id17" draw:end-shape="id1" draw:end-glue-point="4" svg:d="M8835 3756l-8 1260" svg:viewBox="0 0 9 1261">
          <text:p/>
        </draw:connector>
        <draw:frame draw:style-name="gr26" draw:text-style-name="P1" draw:layer="layout" svg:width="3.995cm" svg:height="0.962cm" svg:x="0.571cm" svg:y="2.784cm">
          <draw:text-box>
            <text:p>Remove(25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58:50.249007926</meta:creation-date>
    <dc:date>2024-06-07T19:09:53.399257243</dc:date>
    <meta:editing-duration>PT2H59M49S</meta:editing-duration>
    <meta:editing-cycles>14</meta:editing-cycles>
    <meta:generator>LibreOffice/24.2.3.2$Linux_X86_64 LibreOffice_project/420$Build-2</meta:generator>
    <meta:document-statistic meta:object-count="40"/>
  </office:meta>
</office:document-meta>
</file>